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5916" officeooo:paragraph-rsid="00045916"/>
    </style:style>
    <style:style style:name="P2" style:family="paragraph" style:parent-style-name="Standard">
      <style:text-properties fo:font-weight="bold" officeooo:rsid="00045916" officeooo:paragraph-rsid="00045916" style:font-weight-asian="bold" style:font-weight-complex="bold"/>
    </style:style>
    <style:style style:name="P3" style:family="paragraph" style:parent-style-name="Standard">
      <style:text-properties fo:font-weight="normal" officeooo:rsid="00045916" officeooo:paragraph-rsid="0004591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ening</text:p>
      <text:p text:style-name="P1"><text:s/></text:p>
      <text:p text:style-name="P1">Reading</text:p>
      <text:p text:style-name="P1">Vocabulary</text:p>
      <text:p text:style-name="P2">Writing</text:p>
      <text:p text:style-name="P1"><text:s/>Descripción mia presente / Comparar dos cosas. </text:p>
      <text:p text:style-name="P1"/>
      <text:p text:style-name="P1">1.If you are thinking of purchasing a new ……. </text:p>
      <text:p text:style-name="P1"/>
      <text:p text:style-name="P1"/>
      <text:p text:style-name="P1">2.One the one hand …. more than …. <text:s/>in addition….</text:p>
      <text:p text:style-name="P1"/>
      <text:p text:style-name="P1"/>
      <text:p text:style-name="P1">3.On the other hand…. More over ….</text:p>
      <text:p text:style-name="P1"/>
      <text:p text:style-name="P1"/>
      <text:p text:style-name="P1">4.In conclusion…</text:p>
      <text:p text:style-name="P1"/>
      <text:p text:style-name="P1">1.Im and mi 18 yeras old …</text:p>
      <text:p text:style-name="P1"/>
      <text:p text:style-name="P1">I choose IT because…</text:p>
      <text:p text:style-name="P1"/>
      <text:p text:style-name="P2">Vocabulary</text:p>
      <text:p text:style-name="P3">Workstation</text:p>
      <text:p text:style-name="P3">Desktop computer </text:p>
      <text:p text:style-name="P3">Mainframe</text:p>
      <text:p text:style-name="P3">Wereable computer </text:p>
      <text:p text:style-name="P3">Supercomputer</text:p>
      <text:p text:style-name="P3">Wireless sin cable <text:s/></text:p>
      <text:p text:style-name="P1"/>
      <text:p text:style-name="P1">For perdiodos de tiempo especificos</text:p>
      <text:p text:style-name="P1">Since tiempo que se extiende hasta la actualidad</text:p>
      <text:p text:style-name="P1"/>
      <text:p text:style-name="P2">Presente continuo Estan sucediendo ahora</text:p>
      <text:p text:style-name="P2"/>
      <text:p text:style-name="P3">Sujeto +am,is are+verbo-ing</text:p>
      <text:p text:style-name="P3">i - am <text:s/>he she it - is </text:p>
      <text:p text:style-name="P2"/>
      <text:p text:style-name="P2">Presente simple Habitos o rutinas </text:p>
      <text:p text:style-name="P2"/>
      <text:p text:style-name="P3">Sujeto+i you we they+verbo</text:p>
      <text:p text:style-name="P3">Sujeto+he she it +verbo-s</text:p>
      <text:p text:style-name="P2"/>
      <text:p text:style-name="P2">Presente perfecto </text:p>
      <text:p text:style-name="P2"/>
      <text:p text:style-name="P3">Sujeto + have/has + verbo-ed </text:p>
      <text:p text:style-name="P3">he she it – as 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7:30:14.342000000</meta:creation-date>
    <dc:date>2022-11-20T18:13:25.524000000</dc:date>
    <meta:editing-duration>PT43M11S</meta:editing-duration>
    <meta:editing-cycles>1</meta:editing-cycles>
    <meta:document-statistic meta:table-count="0" meta:image-count="0" meta:object-count="0" meta:page-count="2" meta:paragraph-count="30" meta:word-count="114" meta:character-count="690" meta:non-whitespace-character-count="589"/>
    <meta:generator>LibreOffice/7.4.0.3$Windows_X86_64 LibreOffice_project/f85e47c08ddd19c015c0114a68350214f7066f5a</meta:generator>
  </office:meta>
</office:document-meta>
</file>